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draw:fill="solid" draw:fill-color="#b2b2b2" draw:gradient-step-count="0" draw:textarea-horizontal-align="justify" draw:textarea-vertical-align="middle" draw:auto-grow-height="false" fo:min-height="1.803cm" fo:min-width="5.864cm"/>
      <style:paragraph-properties style:writing-mode="lr-tb"/>
    </style:style>
    <style:style style:name="gr2" style:family="graphic" style:parent-style-name="standard">
      <style:graphic-properties draw:fill="solid" draw:fill-color="#b2b2b2" draw:textarea-horizontal-align="justify" draw:textarea-vertical-align="middle" draw:auto-grow-height="false" fo:min-height="1.803cm" fo:min-width="5.864cm"/>
      <style:paragraph-properties style:writing-mode="lr-tb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1.803cm" fo:min-width="4.591cm"/>
      <style:paragraph-properties style:writing-mode="lr-tb"/>
    </style:style>
    <style:style style:name="gr4" style:family="graphic" style:parent-style-name="objectwithoutfill">
      <style:graphic-properties svg:stroke-width="0.035cm" svg:stroke-color="#1c1c1c" draw:marker-start="Extrémités_20_de_20_flèche_20_1" draw:marker-start-width="0.353cm" draw:marker-end="Extrémités_20_de_20_flèche_20_2" draw:marker-end-width="0.353cm" draw:fill="none" draw:textarea-vertical-align="middle" fo:padding-top="0.143cm" fo:padding-bottom="0.143cm" fo:padding-left="0.268cm" fo:padding-right="0.268cm"/>
    </style:style>
    <style:style style:name="gr5" style:family="graphic" style:parent-style-name="objectwithoutfill">
      <style:graphic-properties svg:stroke-width="0.035cm" svg:stroke-color="#1c1c1c" draw:marker-start="Extrémités_20_de_20_flèche_20_3" draw:marker-start-width="0.353cm" draw:marker-end="Extrémités_20_de_20_flèche_20_4" draw:marker-end-width="0.353cm" draw:fill="none" draw:textarea-vertical-align="middle" fo:padding-top="0.143cm" fo:padding-bottom="0.143cm" fo:padding-left="0.268cm" fo:padding-right="0.268cm"/>
    </style:style>
    <style:style style:name="gr6" style:family="graphic" style:parent-style-name="objectwithoutfill">
      <style:graphic-properties svg:stroke-width="0.035cm" svg:stroke-color="#1c1c1c" draw:marker-start="Extrémités_20_de_20_flèche_20_5" draw:marker-start-width="0.352cm" draw:marker-end="Extrémités_20_de_20_flèche_20_6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svg:stroke-color="#1c1c1c" draw:marker-start="Extrémités_20_de_20_flèche_20_7" draw:marker-start-width="0.353cm" draw:marker-end="Extrémités_20_de_20_flèche_20_8" draw:marker-end-width="0.353cm" draw:fill="none" draw:textarea-vertical-align="middle" fo:padding-top="0.143cm" fo:padding-bottom="0.143cm" fo:padding-left="0.268cm" fo:padding-right="0.268cm"/>
    </style:style>
    <style:style style:name="gr8" style:family="graphic" style:parent-style-name="objectwithoutfill">
      <style:graphic-properties svg:stroke-width="0.035cm" svg:stroke-color="#1c1c1c" draw:marker-start="Extrémités_20_de_20_flèche_20_9" draw:marker-start-width="0.352cm" draw:marker-end="Extrémités_20_de_20_flèche_20_10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1c1c1c" draw:marker-start="Extrémités_20_de_20_flèche_20_11" draw:marker-start-width="0.353cm" draw:marker-end="Extrémités_20_de_20_flèche_20_12" draw:marker-end-width="0.353cm" draw:fill="none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draw:textarea-horizontal-align="justify" draw:textarea-vertical-align="middle" draw:auto-grow-height="false" fo:min-height="0.654cm" fo:min-width="2.404cm"/>
      <style:paragraph-properties style:writing-mode="lr-tb"/>
    </style:style>
    <style:style style:name="P1" style:family="paragraph">
      <style:paragraph-properties fo:text-align="center" style:writing-mode="lr-tb"/>
      <style:text-properties fo:font-size="18.5pt"/>
    </style:style>
    <style:style style:name="P2" style:family="paragraph">
      <loext:graphic-properties draw:fill="solid" draw:fill-color="#b2b2b2" draw:gradient-step-count="0"/>
      <style:paragraph-properties fo:text-align="center" style:writing-mode="lr-tb"/>
      <style:text-properties fo:font-size="18.5pt"/>
    </style:style>
    <style:style style:name="P3" style:family="paragraph">
      <loext:graphic-properties draw:fill="solid" draw:fill-color="#b2b2b2"/>
      <style:paragraph-properties fo:text-align="center" style:writing-mode="lr-tb"/>
      <style:text-properties fo:font-size="18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T1" style:family="text">
      <style:text-properties fo:font-size="1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6.364cm" svg:height="2.053cm" svg:x="22.021cm" svg:y="23.332cm">
          <svg:title>discs.php</svg:title>
          <svg:desc>liste des disques</svg:desc>
          <text:p text:style-name="P1"><text:span text:style-name="T1">Disc_new.</text:span></text:p>
          <text:p text:style-name="P1"><text:span text:style-name="T1">Formulaire d’ajou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6.364cm" svg:height="2.053cm" svg:x="27.271cm" svg:y="9.082cm">
          <svg:title>discs.php</svg:title>
          <svg:desc>liste des disques</svg:desc>
          <text:p text:style-name="P1"><text:span text:style-name="T1">Disc_form.</text:span></text:p>
          <text:p text:style-name="P1"><text:span text:style-name="T1">Formulaire de modif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6.364cm" svg:height="2.053cm" svg:x="33.728cm" svg:y="0.891cm">
          <svg:title>discs.php</svg:title>
          <svg:desc>liste des disques</svg:desc>
          <text:p text:style-name="P1"><text:span text:style-name="T1">script_disc_delete.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091cm" svg:height="2.053cm" svg:x="2.135cm" svg:y="5.385cm">
          <svg:title>discs.php</svg:title>
          <svg:desc>liste des disques</svg:desc>
          <text:p text:style-name="P1"><text:span text:style-name="T1">Discs.php</text:span></text:p>
          <text:p text:style-name="P1"><text:span text:style-name="T1">Page d’accuei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6.364cm" svg:height="2.053cm" svg:x="33.885cm" svg:y="14.582cm">
          <svg:title>discs.php</svg:title>
          <svg:desc>liste des disques</svg:desc>
          <text:p text:style-name="P1"><text:span text:style-name="T1">script_disc_modif.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4.68cm" svg:y1="7.438cm" svg:x2="22.021cm" svg:y2="24.358cm" draw:start-shape="id1" draw:start-glue-point="2" draw:end-shape="id2" draw:end-glue-point="3" svg:d="M4680 7438v16920h17341" svg:viewBox="0 0 17342 16921">
          <text:p/>
        </draw:connector>
        <draw:custom-shape draw:style-name="gr2" draw:text-style-name="P3" xml:id="id3" draw:id="id3" draw:layer="layout" svg:width="6.364cm" svg:height="2.053cm" svg:x="12.885cm" svg:y="6.635cm">
          <svg:title>discs.php</svg:title>
          <svg:desc>liste des disques</svg:desc>
          <text:p text:style-name="P1"><text:span text:style-name="T1">Disc_detail.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.68cm" svg:y1="5.385cm" svg:x2="12.885cm" svg:y2="7.661cm" draw:start-shape="id1" draw:start-glue-point="0" draw:end-shape="id3" draw:end-glue-point="3" svg:d="M4680 5385v-502h5375v2778h2830" svg:viewBox="0 0 8206 2779">
          <text:p/>
        </draw:connector>
        <draw:custom-shape draw:style-name="gr2" draw:text-style-name="P3" xml:id="id4" draw:id="id4" draw:layer="layout" svg:width="6.364cm" svg:height="2.053cm" svg:x="34.021cm" svg:y="23.332cm">
          <svg:title>discs.php</svg:title>
          <svg:desc>liste des disques</svg:desc>
          <text:p text:style-name="P1"><text:span text:style-name="T1">script_disc_ajout.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28.385cm" svg:y1="24.358cm" svg:x2="34.021cm" svg:y2="24.358cm" draw:start-shape="id2" draw:start-glue-point="1" draw:end-shape="id4" draw:end-glue-point="3" svg:d="M28385 24358h5636" svg:viewBox="0 0 5637 1">
          <text:p/>
        </draw:connector>
        <draw:connector draw:style-name="gr7" draw:text-style-name="P4" draw:layer="layout" svg:x1="16.067cm" svg:y1="6.635cm" svg:x2="33.728cm" svg:y2="1.917cm" draw:start-shape="id3" draw:start-glue-point="0" draw:end-shape="id5" draw:end-glue-point="3" svg:d="M16067 6635v-4718h17661" svg:viewBox="0 0 17662 4719">
          <text:p/>
        </draw:connector>
        <draw:connector draw:style-name="gr8" draw:text-style-name="P4" draw:layer="layout" svg:x1="19.249cm" svg:y1="7.661cm" svg:x2="27.271cm" svg:y2="10.108cm" draw:start-shape="id3" draw:start-glue-point="1" draw:end-shape="id6" draw:end-glue-point="3" svg:d="M19249 7661h4011v2447h4011" svg:viewBox="0 0 8023 2448">
          <text:p/>
        </draw:connector>
        <draw:connector draw:style-name="gr9" draw:text-style-name="P4" draw:layer="layout" svg:x1="30.453cm" svg:y1="11.135cm" svg:x2="37.067cm" svg:y2="14.582cm" draw:start-shape="id6" draw:start-glue-point="2" draw:end-shape="id7" draw:end-glue-point="0" svg:d="M30453 11135v1723h6614v1724" svg:viewBox="0 0 6615 3448">
          <text:p/>
        </draw:connector>
        <draw:custom-shape draw:style-name="gr10" draw:text-style-name="P5" draw:layer="layout" svg:width="3cm" svg:height="1cm" svg:x="7.635cm" svg:y="4.385cm">
          <text:p text:style-name="P5">Détai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cm" svg:height="1cm" svg:x="3.135cm" svg:y="10.635cm">
          <text:p text:style-name="P5">Ajou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cm" svg:height="1cm" svg:x="15.885cm" svg:y="1.385cm">
          <text:p text:style-name="P5">Effac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3cm" svg:height="1cm" svg:x="21.635cm" svg:y="7.135cm">
          <text:p text:style-name="P5">Mod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64cm" svg:height="2.053cm" svg:x="13.635cm" svg:y="14.582cm">
          <svg:title>discs.php</svg:title>
          <svg:desc>liste des disques</svg:desc>
          <text:p text:style-name="P1"><text:span text:style-name="T1">Fonctions.ph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3T10:49:39.750991990</meta:creation-date>
    <dc:date>2022-11-28T16:44:01.274840838</dc:date>
    <meta:editing-duration>P1DT11H41M6S</meta:editing-duration>
    <meta:editing-cycles>4</meta:editing-cycles>
    <meta:generator>LibreOffice/7.3.7.2$Linux_X86_64 LibreOffice_project/30$Build-2</meta:generator>
    <meta:document-statistic meta:object-count="18"/>
  </office:meta>
</office:document-meta>
</file>